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eb1" officeooo:paragraph-rsid="0014eeb1"/>
    </style:style>
    <style:style style:name="P2" style:family="paragraph" style:parent-style-name="Standard">
      <style:text-properties officeooo:rsid="0016e415" officeooo:paragraph-rsid="0016e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>git config –global user.email email</text:p>
      <text:p text:style-name="P1">git config –global user.name name</text:p>
      <text:p text:style-name="P1">git init</text:p>
      <text:p text:style-name="P1">git add filename</text:p>
      <text:p text:style-name="P1">git status</text:p>
      <text:p text:style-name="P1">git commit -m “message”</text:p>
      <text:p text:style-name="P1">git branch -M master</text:p>
      <text:p text:style-name="P2">git remote rm origin</text:p>
      <text:p text:style-name="P1">git remote add origin repolink</text:p>
      <text:p text:style-name="P1">git push -u origin mast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09:48:23.995399748</meta:creation-date>
    <dc:date>2021-07-05T09:57:16.175096080</dc:date>
    <meta:editing-duration>PT8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1" meta:character-count="232" meta:non-whitespace-character-count="202"/>
  </office:meta>
</office:document-meta>
</file>